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509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9" style:family="graphic" style:parent-style-name="standard">
      <style:graphic-properties draw:fill="solid" draw:fill-color="#000000" draw:fill-image-width="0cm" draw:fill-image-height="0cm" draw:textarea-horizontal-align="justify" draw:textarea-vertical-align="middle" draw:auto-grow-height="false" draw:shadow="hidden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53cm" svg:height="1.087cm" svg:x="2.5cm" svg:y="1.127cm">
          <text:p text:style-name="P1"><text:span text:style-name="T1">take current c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753cm" svg:height="1.087cm" svg:x="2.5cm" svg:y="3.225cm">
          <text:p text:style-name="P1"><text:span text:style-name="T1">add func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753cm" svg:height="1.087cm" svg:x="2.5cm" svg:y="7.068cm">
          <text:p text:style-name="P1"><text:span text:style-name="T1">run test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4.376cm" svg:y1="2.214cm" svg:x2="4.376cm" svg:y2="3.225cm" draw:start-shape="id1" draw:start-glue-point="2" draw:end-shape="id2" svg:d="m4376 2214v1011">
          <text:p/>
        </draw:connector>
        <draw:connector draw:style-name="gr2" draw:text-style-name="P2" draw:layer="layout" draw:type="curve" svg:x1="2.5cm" svg:y1="7.611cm" svg:x2="2.5cm" svg:y2="3.768cm" draw:start-shape="id3" draw:end-shape="id2" draw:end-glue-point="3" svg:d="m2500 7611c-753 0-753-3843 0-3843">
          <text:p/>
        </draw:connector>
        <draw:custom-shape draw:style-name="gr1" draw:text-style-name="P1" draw:layer="layout" svg:width="3.753cm" svg:height="1.087cm" svg:x="2.622cm" svg:y="12.234cm">
          <text:p text:style-name="P1"><text:span text:style-name="T1">push to reposit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53cm" svg:height="1.088cm" svg:x="2.58cm" svg:y="5.058cm">
          <text:p text:style-name="P1"><text:span text:style-name="T1">build locall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2.236cm" svg:height="2.046cm" svg:x="3.192cm" svg:y="9.27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2" draw:layer="layout" draw:type="curve" svg:x1="5.428cm" svg:y1="10.297cm" svg:x2="6.253cm" svg:y2="3.768cm" draw:start-shape="id4" draw:start-glue-point="7" draw:end-shape="id2" draw:end-glue-point="1" svg:d="m5428 10297c1989 0 1576-6529 825-6529">
          <text:p/>
        </draw:connector>
        <draw:line draw:style-name="gr2" draw:text-style-name="P2" draw:layer="layout" svg:x1="4.336cm" svg:y1="8.184cm" svg:x2="4.308cm" svg:y2="9.274cm">
          <text:p/>
        </draw:line>
        <draw:custom-shape draw:style-name="gr1" draw:text-style-name="P1" xml:id="id5" draw:id="id5" draw:layer="layout" svg:width="5.375cm" svg:height="1.087cm" svg:x="1.721cm" svg:y="14.034cm">
          <text:p text:style-name="P1"><text:span text:style-name="T1">build and test on CI 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4.394cm" svg:y1="4.281cm" svg:x2="4.394cm" svg:y2="5.056cm">
          <text:p/>
        </draw:line>
        <draw:line draw:style-name="gr2" draw:text-style-name="P2" draw:layer="layout" svg:x1="4.394cm" svg:y1="6.175cm" svg:x2="4.394cm" svg:y2="7.036cm">
          <text:p/>
        </draw:line>
        <draw:frame draw:style-name="gr4" draw:text-style-name="P3" draw:layer="layout" svg:width="1.686cm" svg:height="0.725cm" svg:x="4.394cm" svg:y="8.155cm">
          <draw:text-box>
            <text:p text:style-name="P3"><text:span text:style-name="T1">[pass]</text:span></text:p>
          </draw:text-box>
        </draw:frame>
        <draw:frame draw:style-name="gr4" draw:text-style-name="P3" draw:layer="layout" svg:width="1.328cm" svg:height="0.725cm" svg:x="1.127cm" svg:y="7.467cm">
          <draw:text-box>
            <text:p text:style-name="P3"><text:span text:style-name="T1">[fail]</text:span></text:p>
          </draw:text-box>
        </draw:frame>
        <draw:frame draw:style-name="gr5" draw:text-style-name="P3" draw:layer="layout" svg:width="2.331cm" svg:height="0.725cm" svg:x="3.54cm" svg:y="9.97cm">
          <draw:text-box>
            <text:p text:style-name="P3"><text:span text:style-name="T1">finish?</text:span></text:p>
          </draw:text-box>
        </draw:frame>
        <draw:frame draw:style-name="gr6" draw:text-style-name="P3" draw:layer="layout" svg:width="1.332cm" svg:height="0.725cm" svg:x="5.064cm" svg:y="9.499cm">
          <draw:text-box>
            <text:p text:style-name="P3"><text:span text:style-name="T1">[no]</text:span></text:p>
          </draw:text-box>
        </draw:frame>
        <draw:frame draw:style-name="gr7" draw:text-style-name="P3" draw:layer="layout" svg:width="1.488cm" svg:height="0.725cm" svg:x="2.941cm" svg:y="11.24cm">
          <draw:text-box>
            <text:p text:style-name="P3"><text:span text:style-name="T1">[yes]</text:span></text:p>
          </draw:text-box>
        </draw:frame>
        <draw:line draw:style-name="gr2" draw:text-style-name="P2" draw:layer="layout" svg:x1="4.308cm" svg:y1="11.341cm" svg:x2="4.308cm" svg:y2="12.288cm">
          <text:p/>
        </draw:line>
        <draw:line draw:style-name="gr2" draw:text-style-name="P2" draw:layer="layout" svg:x1="4.308cm" svg:y1="13.321cm" svg:x2="4.308cm" svg:y2="14.096cm">
          <text:p/>
        </draw:line>
        <draw:line draw:style-name="gr2" draw:text-style-name="P2" draw:layer="layout" svg:x1="4.302cm" svg:y1="15.05cm" svg:x2="4.302cm" svg:y2="16.32cm">
          <text:p/>
        </draw:line>
        <draw:connector draw:style-name="gr2" draw:text-style-name="P2" draw:layer="layout" draw:type="curve" draw:line-skew="0.599cm" svg:x1="7.096cm" svg:y1="14.577cm" svg:x2="6.253cm" svg:y2="1.67cm" draw:start-shape="id5" draw:start-glue-point="1" draw:end-shape="id1" draw:end-glue-point="1" svg:d="m7096 14577c1650 0 2071-12907-843-12907">
          <text:p/>
        </draw:connector>
        <draw:frame draw:style-name="gr4" draw:text-style-name="P3" draw:layer="layout" svg:width="1.397cm" svg:height="0.725cm" svg:x="7.35cm" svg:y="14.161cm">
          <draw:text-box>
            <text:p text:style-name="P3"><text:span text:style-name="T1">[fail]</text:span></text:p>
          </draw:text-box>
        </draw:frame>
        <draw:frame draw:style-name="gr4" draw:text-style-name="P3" draw:layer="layout" svg:width="1.686cm" svg:height="0.725cm" svg:x="2.905cm" svg:y="15.177cm">
          <draw:text-box>
            <text:p text:style-name="P3"><text:span text:style-name="T1">[pass]</text:span></text:p>
          </draw:text-box>
        </draw:frame>
        <draw:custom-shape draw:style-name="gr8" draw:text-style-name="P2" draw:layer="layout" svg:width="0.762cm" svg:height="0.762cm" svg:x="3.921cm" svg:y="16.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0.508cm" svg:height="0.508cm" svg:x="4.048cm" svg:y="16.4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iklosovic</meta:initial-creator>
    <meta:creation-date>2013-01-30T16:43:43</meta:creation-date>
    <dc:date>2013-01-30T18:39:27</dc:date>
    <dc:creator>Stefan Miklosovic</dc:creator>
    <meta:editing-duration>PT1H24M42S</meta:editing-duration>
    <meta:editing-cycles>1</meta:editing-cycles>
    <meta:document-statistic meta:object-count="26"/>
    <meta:generator>LibreOffice/3.6$Linux_X86_64 LibreOffice_project/da8c1e6-fd468f4-454e206-f42a4a9-143cfd</meta:generator>
  </office:meta>
</office:document-meta>
</file>